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6.615cm"/>
    </style:style>
    <style:style style:name="co6" style:family="table-column">
      <style:table-column-properties fo:break-before="auto" style:column-width="0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ff"/>
      <style:text-properties style:use-window-font-color="true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000000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skateboard&quot;;&quot;bicycle&quot;;&quot;motorcycle&quot;;&quot;car&quot;;&quot;&quot;)" table:allow-empty-cell="true" table:display-list="unsorted" table:base-cell-address="Sheet1.C20"/>
        <table:content-validation table:name="val2" table:condition="of:cell-content-is-in-list(&quot;km&quot;;&quot;miles&quot;)" table:allow-empty-cell="true" table:display-list="unsorted" table:base-cell-address="Sheet1.C38"/>
        <table:content-validation table:name="val3" table:condition="of:cell-content-is-in-list(&quot;l&quot;;&quot;gal&quot;)" table:allow-empty-cell="true" table:display-list="unsorted" table:base-cell-address="Sheet1.C39"/>
        <table:content-validation table:name="val4" table:condition="of:cell-content-is-in-list(&quot;EUR&quot;;&quot;USD&quot;;&quot;GBP&quot;)" table:allow-empty-cell="true" table:display-list="unsorted" table:base-cell-address="Sheet1.C40"/>
        <table:content-validation table:name="val5" table:condition="of:cell-content-is-in-list(&quot;year&quot;;&quot;month&quot;;&quot;&quot;)" table:allow-empty-cell="true" table:display-list="unsorted" table:base-cell-address="Sheet1.C41"/>
        <table:content-validation table:name="val6" table:condition="of:cell-content-is-in-list(&quot;not specified&quot;;&quot;male&quot;;&quot;female&quot;)" table:allow-empty-cell="true" table:display-list="unsorted" table:base-cell-address="Sheet1.D46"/>
        <table:content-validation table:name="val7" table:condition="of:cell-content-is-in-list(&quot;I&quot;;&quot;you&quot;;&quot;he/she&quot;)" table:allow-empty-cell="true" table:display-list="unsorted" table:base-cell-address="Sheet1.D47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office:value-type="string">
            <text:p>My proposals for names</text:p>
          </table:table-cell>
          <table:table-cell office:value-type="string">
            <text:p>Fields in the various views / cards</text:p>
          </table:table-cell>
          <table:table-cell table:style-name="Default" office:value-type="string">
            <text:p>values</text:p>
          </table:table-cell>
          <table:table-cell table:style-name="ce8" office:value-type="string" table:number-columns-spanned="3" table:number-rows-spanned="1">
            <text:p>measurement units</text:p>
          </table:table-cell>
          <table:covered-table-cell table:number-columns-repeated="2"/>
          <table:table-cell/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STA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details.speed</text:p>
          </table:table-cell>
          <table:table-cell office:value-type="string">
            <text:p>details.total.speed</text:p>
          </table:table-cell>
          <table:table-cell table:style-name="ce3" table:formula="of:=ROUND([.D6]/[.D14])" office:value-type="float" office:value="7">
            <text:p>7</text:p>
          </table:table-cell>
          <table:table-cell table:style-name="ce9" table:formula="of:=[.$D$41]" office:value-type="string" office:string-value="km">
            <text:p>km</text:p>
          </table:table-cell>
          <table:table-cell office:value-type="string">
            <text:p>/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Colors map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7"/>
          <table:table-cell office:value-type="string">
            <text:p>settings</text:p>
          </table:table-cell>
        </table:table-row>
        <table:table-row table:style-name="ro1">
          <table:table-cell table:number-columns-repeated="2"/>
          <table:table-cell office:value-type="string">
            <text:p>DETAILS</text:p>
          </table:table-cell>
          <table:table-cell table:style-name="Default"/>
          <table:table-cell table:number-columns-repeated="7"/>
          <table:table-cell table:style-name="ce5"/>
          <table:table-cell office:value-type="string">
            <text:p>input of the user</text:p>
          </table:table-cell>
        </table:table-row>
        <table:table-row table:style-name="ro1">
          <table:table-cell/>
          <table:table-cell office:value-type="string">
            <text:p>details.way.total</text:p>
          </table:table-cell>
          <table:table-cell office:value-type="string">
            <text:p>details.total.way</text:p>
          </table:table-cell>
          <table:table-cell table:style-name="ce4" table:formula="of:=[.D20]*[.D21]*[.D34]" office:value-type="float" office:value="4600">
            <text:p>4600</text:p>
          </table:table-cell>
          <table:table-cell table:style-name="ce9" table:formula="of:=[.$D$41]" office:value-type="string" office:string-value="km">
            <text:p>km</text:p>
          </table:table-cell>
          <table:table-cell office:value-type="string">
            <text:p>/</text:p>
          </table:table-cell>
          <table:table-cell table:style-name="ce11" table:formula="of:=[.D44]" office:value-type="string" office:string-value="year">
            <text:p>year</text:p>
          </table:table-cell>
          <table:table-cell table:number-columns-repeated="4"/>
          <table:table-cell table:style-name="ce9"/>
          <table:table-cell office:value-type="string">
            <text:p>measurement units (reported for user input and output)</text:p>
          </table:table-cell>
        </table:table-row>
        <table:table-row table:style-name="ro1">
          <table:table-cell table:number-columns-repeated="2"/>
          <table:table-cell office:value-type="string">
            <text:p>details.expenses.upkeeping</text:p>
          </table:table-cell>
          <table:table-cell table:style-name="ce4" table:formula="of:=[.D29]+[.D30]+[.D31]+[.D32]" office:value-type="float" office:value="1850">
            <text:p>185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4"/>
          <table:table-cell table:style-name="ce4"/>
          <table:table-cell office:value-type="string">
            <text:p>details computed and shown for the “short version” story</text:p>
          </table:table-cell>
        </table:table-row>
        <table:table-row table:style-name="ro1">
          <table:table-cell/>
          <table:table-cell office:value-type="string">
            <text:p>details.vehicle.type</text:p>
          </table:table-cell>
          <table:table-cell office:value-type="string">
            <text:p>details.transport.vehicle</text:p>
          </table:table-cell>
          <table:table-cell table:style-name="ce4" table:formula="of:=[.D23]" office:value-type="string" office:string-value="car">
            <text:p>car</text:p>
          </table:table-cell>
          <table:table-cell table:number-columns-repeated="7"/>
          <table:table-cell table:style-name="ce12"/>
          <table:table-cell office:value-type="string">
            <text:p>final result</text:p>
          </table:table-cell>
        </table:table-row>
        <table:table-row table:style-name="ro1">
          <table:table-cell table:number-columns-repeated="2"/>
          <table:table-cell office:value-type="string">
            <text:p>details.expenses.fuel</text:p>
          </table:table-cell>
          <table:table-cell table:style-name="ce4" table:formula="of:=[.D19]*[.D21]*[.D34]*[.D28]/100*[.D27]" office:value-type="float" office:value="656.88">
            <text:p>656,88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/>
          <table:table-cell office:value-type="string">
            <text:p>(daily travel relate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expenses.vehicle</text:p>
          </table:table-cell>
          <table:table-cell table:style-name="ce4" table:formula="of:=[.D24]/[.D25]" office:value-type="float" office:value="1500">
            <text:p>150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/>
          <table:table-cell office:value-type="string">
            <text:p>vehicle depreci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tails.expenses.total</text:p>
          </table:table-cell>
          <table:table-cell office:value-type="string">
            <text:p>details.total.expenses</text:p>
          </table:table-cell>
          <table:table-cell table:style-name="ce4" table:formula="of:=([.D7]+[.D10])*(1-[.D26]/100)+[.D9]" office:value-type="float" office:value="3336.88">
            <text:p>3336,88</text:p>
          </table:table-cell>
          <table:table-cell table:number-columns-repeated="4"/>
          <table:table-cell office:value-type="string">
            <text:p>the fuel is considered totally, but the other expenses only for the percentage “not private use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time.way</text:p>
          </table:table-cell>
          <table:table-cell table:style-name="ce4" table:formula="of:=ROUND([.D18]/60*[.D21]*[.D34])" office:value-type="float" office:value="460">
            <text:p>460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/>
          <table:table-cell office:value-type="string">
            <text:p>hours of driv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time.work</text:p>
          </table:table-cell>
          <table:table-cell table:style-name="ce4" table:formula="of:=ROUND([.D11]/([.D36]/([.D33]*[.D34])))" office:value-type="float" office:value="246">
            <text:p>246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tails.time.total</text:p>
          </table:table-cell>
          <table:table-cell office:value-type="string">
            <text:p>details.total.time</text:p>
          </table:table-cell>
          <table:table-cell table:style-name="ce4" table:formula="of:=[.D12]+[.D13]" office:value-type="float" office:value="706">
            <text:p>706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put.way.duration</text:p>
          </table:table-cell>
          <table:table-cell office:value-type="float" office:value="30">
            <text:p>30</text:p>
          </table:table-cell>
          <table:table-cell office:value-type="string">
            <text:p>minut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put.way.vehicle_distance</text:p>
          </table:table-cell>
          <table:table-cell office:value-type="string">
            <text:p>input.way.distance</text:p>
          </table:table-cell>
          <table:table-cell office:value-type="float" office:value="6">
            <text:p>6</text:p>
          </table:table-cell>
          <table:table-cell table:style-name="ce9" table:formula="of:=[.$D$41]" office:value-type="string" office:string-value="km">
            <text:p>km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new!</text:p>
          </table:table-cell>
          <table:table-cell office:value-type="string">
            <text:p>input.way.shortest_distance</text:p>
          </table:table-cell>
          <table:table-cell office:value-type="float" office:value="5">
            <text:p>5</text:p>
          </table:table-cell>
          <table:table-cell table:style-name="ce9" table:formula="of:=[.$D$41]" office:value-type="string" office:string-value="km">
            <text:p>k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nput.way.times</text:p>
          </table:table-cell>
          <table:table-cell office:value-type="float" office:value="4">
            <text:p>4</text:p>
          </table:table-cell>
          <table:table-cell office:value-type="string">
            <text:p>time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input.vehicle.type</text:p>
          </table:table-cell>
          <table:table-cell office:value-type="string">
            <text:p>select.transport.vehicle</text:p>
          </table:table-cell>
          <table:table-cell table:content-validation-name="val1" office:value-type="string">
            <text:p>ca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put.vehicle.cost</text:p>
          </table:table-cell>
          <table:table-cell office:value-type="string">
            <text:p>input.transport.price</text:p>
          </table:table-cell>
          <table:table-cell office:value-type="float" office:value="15000">
            <text:p>15000</text:p>
          </table:table-cell>
          <table:table-cell table:style-name="ce9" table:formula="of:=[.$D$43]" office:value-type="string" office:string-value="EUR">
            <text:p>EUR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>
            <text:p>input.vehicle.years</text:p>
          </table:table-cell>
          <table:table-cell office:value-type="string">
            <text:p>input.transport.years</text:p>
          </table:table-cell>
          <table:table-cell office:value-type="float" office:value="10">
            <text:p>10</text:p>
          </table:table-cell>
          <table:table-cell table:style-name="ce10" office:value-type="string">
            <text:p>years</text:p>
          </table:table-cell>
          <table:table-cell table:style-name="ce6"/>
          <table:table-cell table:style-name="ce10"/>
          <table:table-cell table:style-name="ce6"/>
          <table:table-cell table:number-columns-repeated="5"/>
        </table:table-row>
        <table:table-row table:style-name="ro1">
          <table:table-cell/>
          <table:table-cell office:value-type="string">
            <text:p>input.vehicle.alternative_usage_perc</text:p>
          </table:table-cell>
          <table:table-cell office:value-type="string">
            <text:p>input.transport.usage</text:p>
          </table:table-cell>
          <table:table-cell office:value-type="float" office:value="20">
            <text:p>20</text:p>
          </table:table-cell>
          <table:table-cell table:style-name="ce10" office:value-type="string">
            <text:p>%</text:p>
          </table:table-cell>
          <table:table-cell table:style-name="ce6"/>
          <table:table-cell table:style-name="ce10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.expenses.fuel</text:p>
          </table:table-cell>
          <table:table-cell office:value-type="float" office:value="1.7">
            <text:p>1,7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D42]" office:value-type="string" office:string-value="l">
            <text:p>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put.vehicle.consumption</text:p>
          </table:table-cell>
          <table:table-cell office:value-type="string">
            <text:p>input.transport.consumption</text:p>
          </table:table-cell>
          <table:table-cell office:value-type="float" office:value="7">
            <text:p>7</text:p>
          </table:table-cell>
          <table:table-cell table:style-name="ce9" table:formula="of:=[.$D$42]" office:value-type="string" office:string-value="l">
            <text:p>l</text:p>
          </table:table-cell>
          <table:table-cell office:value-type="string">
            <text:p>/</text:p>
          </table:table-cell>
          <table:table-cell table:style-name="ce9" table:formula="of:=&quot;100 &quot;&amp;[.$D$41]" office:value-type="string" office:string-value="100 km">
            <text:p>100 km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insurance</text:p>
          </table:table-cell>
          <table:table-cell office:value-type="float" office:value="500">
            <text:p>50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tax</text:p>
          </table:table-cell>
          <table:table-cell office:value-type="float" office:value="200">
            <text:p>20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maintenance</text:p>
          </table:table-cell>
          <table:table-cell office:value-type="float" office:value="1000">
            <text:p>100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other</text:p>
          </table:table-cell>
          <table:table-cell office:value-type="float" office:value="150">
            <text:p>15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time.hours</text:p>
          </table:table-cell>
          <table:table-cell office:value-type="float" office:value="8">
            <text:p>8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office:value-type="string">
            <text:p>day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time.days</text:p>
          </table:table-cell>
          <table:table-cell office:value-type="float" office:value="230">
            <text:p>230</text:p>
          </table:table-cell>
          <table:table-cell office:value-type="string">
            <text:p>days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removed</text:p>
          </table:table-cell>
          <table:table-cell office:value-type="string">
            <text:p>input.time.weeks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input.time.salary</text:p>
          </table:table-cell>
          <table:table-cell office:value-type="float" office:value="25000">
            <text:p>25000</text:p>
          </table:table-cell>
          <table:table-cell table:style-name="ce9" table:formula="of:=[.$D$43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4]" office:value-type="string" office:string-value="year">
            <text:p>year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SETTINGS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settings.distance_unit</text:p>
          </table:table-cell>
          <table:table-cell office:value-type="string">
            <text:p>distance_unit (km, miles)</text:p>
          </table:table-cell>
          <table:table-cell table:style-name="ce7" table:content-validation-name="val2" office:value-type="string">
            <text:p>km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capacity_unit</text:p>
          </table:table-cell>
          <table:table-cell office:value-type="string">
            <text:p>capacity_unit (l, gallons)</text:p>
          </table:table-cell>
          <table:table-cell table:style-name="ce7" table:content-validation-name="val3" office:value-type="string">
            <text:p>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currency</text:p>
          </table:table-cell>
          <table:table-cell office:value-type="string">
            <text:p>currency (EUR, USD)</text:p>
          </table:table-cell>
          <table:table-cell table:style-name="ce7" table:content-validation-name="val4" office:value-type="string">
            <text:p>EU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period</text:p>
          </table:table-cell>
          <table:table-cell office:value-type="string">
            <text:p>period (month, year)</text:p>
          </table:table-cell>
          <table:table-cell table:style-name="ce7" table:content-validation-name="val5" office:value-type="string">
            <text:p>yea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person.name</text:p>
          </table:table-cell>
          <table:table-cell/>
          <table:table-cell table:style-name="ce7" office:value-type="string">
            <text:p>Alic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person.gender</text:p>
          </table:table-cell>
          <table:table-cell/>
          <table:table-cell table:style-name="ce7" table:content-validation-name="val6" office:value-type="string">
            <text:p>femal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person.style</text:p>
          </table:table-cell>
          <table:table-cell/>
          <table:table-cell table:style-name="ce7" table:content-validation-name="val7" office:value-type="string">
            <text:p>you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26/03/2014</text:date>, <text:time>20.04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</meta:initial-creator>
    <meta:creation-date>2014-03-25T18:41:59</meta:creation-date>
    <meta:generator>OpenOffice.org/3.2$Linux OpenOffice.org_project/320m19$Build-9505</meta:generator>
    <dc:date>2014-03-26T20:04:00</dc:date>
    <dc:creator>Loris </dc:creator>
    <meta:editing-duration>PT03H33M58S</meta:editing-duration>
    <meta:editing-cycles>20</meta:editing-cycles>
    <meta:document-statistic meta:table-count="3" meta:cell-count="163" meta:object-count="0"/>
  </office:meta>
</office:document-meta>
</file>